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a mission-critical system</text:p>
        </text:list-item>
        <text:list-item>
          <text:p text:style-name="P1">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Main language</text:span>: Java 8 (Spring Boot, Tomcat, JPA).</text:p>
      <text:p text:style-name="Text_20_body"><text:span text:style-name="T1">Additional languages</text:span>: Bash, JavaScript/Node/Typescript, Python, PL/SQL, C/C++, C#.NET, PHP.</text:p>
      <text:p text:style-name="Text_20_body"><text:span text:style-name="T1">Tools</text:span>:</text:p>
      <text:list text:style-name="L5">
        <text:list-item>
          <text:p text:style-name="P5"><text:span text:style-name="T2">IDEs</text:span>: Eclipse, IntelliJ IDEA, Visual Studio, Visual Studio Code</text:p>
        </text:list-item>
        <text:list-item>
          <text:p text:style-name="P5"><text:span text:style-name="T2">Development tools</text:span>: Git, Gradle, Maven, Ivy, Ant, Jenkins CI, Docker, Atlassian Bamboo, Red Hat Openshift</text:p>
        </text:list-item>
        <text:list-item>
          <text:p text:style-name="P5"><text:span text:style-name="T2">Office programs</text:span>: Microsoft Excel, Outlook, Powerpoint, Word, Visio, w/ VBA Macros</text:p>
        </text:list-item>
        <text:list-item>
          <text:p text:style-name="P5"><text:span text:style-name="T2">Other tools</text:span>: MATLAB, PL/SQL Developer, Wireshark, JUnit</text:p>
        </text:list-item>
      </text:list>
      <text:p text:style-name="First_20_paragraph"><text:span text:style-name="T1">Skills and knowledge</text:span>: Engineering processes and terminology, web development (client- and server-side), electronics, statistics, embedded systems, network security and management, cryptography, LAN/WANs, TCP-IP protocol stack, cellular networks, experience with Windows and GNU/Linux operating systems, CI/CD, scripting and automation.</text:p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6">
        <text:list-item>
          <text:p text:style-name="P6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6">Project in Windows Systems Programming (C#.NET, WCF, WPF, ASP.NET). Grade: 100.</text:p>
        </text:list-item>
        <text:list-item>
          <text:p text:style-name="P6">Project in File Management Systems (layered architecture, Windows Forms, Managed C++). Grade: 100.</text:p>
        </text:list-item>
        <text:list-item>
          <text:p text:style-name="P6">Project in Java (MVC, JPA/Derby, Swing GUI, Webservices, C# Client, JSP). Grade: 100.</text:p>
        </text:list-item>
        <text:list-item>
          <text:p text:style-name="P6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